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30" style:family="table-row">
      <style:table-row-properties style:row-height="95.84pt" fo:break-before="auto" style:use-optimal-row-height="true"/>
    </style:style>
    <style:style style:name="ro31" style:family="table-row">
      <style:table-row-properties style:row-height="24.46pt" fo:break-before="auto" style:use-optimal-row-height="true"/>
    </style:style>
    <style:style style:name="ro34" style:family="table-row">
      <style:table-row-properties style:row-height="12.9pt" fo:break-before="auto" style:use-optimal-row-height="true"/>
    </style:style>
    <style:style style:name="ro35" style:family="table-row">
      <style:table-row-properties style:row-height="13.04pt" fo:break-before="auto" style:use-optimal-row-height="true"/>
    </style:style>
    <style:style style:name="ro36" style:family="table-row">
      <style:table-row-properties style:row-height="71.09pt" fo:break-before="auto" style:use-optimal-row-height="true"/>
    </style:style>
    <style:style style:name="ro37" style:family="table-row">
      <style:table-row-properties style:row-height="47.45pt" fo:break-before="auto" style:use-optimal-row-height="true"/>
    </style:style>
    <style:style style:name="ro38" style:family="table-row">
      <style:table-row-properties style:row-height="70.5pt" fo:break-before="auto" style:use-optimal-row-height="true"/>
    </style:style>
    <style:style style:name="ro39" style:family="table-row">
      <style:table-row-properties style:row-height="35.9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83" style:family="table-cell" style:parent-style-name="Default">
      <style:text-properties style:font-name="Linux Biolinum O"/>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1"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0" style:family="text">
      <style:text-properties fo:font-weight="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8"/>
        <table:table-column table:style-name="co15" table:default-cell-style-name="ce85"/>
        <table:table-column table:style-name="co16" table:default-cell-style-name="ce85"/>
        <table:table-column table:style-name="co17" table:default-cell-style-name="ce85"/>
        <table:table-column table:style-name="co18" table:default-cell-style-name="ce85"/>
        <table:table-column table:style-name="co19" table:default-cell-style-name="ce85"/>
        <table:table-column table:style-name="co20" table:default-cell-style-name="ce85"/>
        <table:table-column table:style-name="co21" table:default-cell-style-name="ce85"/>
        <table:table-column table:style-name="co35" table:default-cell-style-name="ce118"/>
        <table:table-column table:style-name="co36" table:default-cell-style-name="ce85"/>
        <table:table-column table:style-name="co36" table:default-cell-style-name="ce28"/>
        <table:table-column table:style-name="co16" table:default-cell-style-name="ce28"/>
        <table:table-column table:style-name="co37" table:default-cell-style-name="ce85"/>
        <table:table-column table:style-name="co38" table:default-cell-style-name="ce85"/>
        <table:table-column table:style-name="co39" table:default-cell-style-name="ce118"/>
        <table:table-column table:style-name="co40" table:default-cell-style-name="ce118"/>
        <table:table-column table:style-name="co37" table:default-cell-style-name="ce85"/>
        <table:table-column table:style-name="co16" table:default-cell-style-name="ce85"/>
        <table:table-column table:style-name="co41" table:default-cell-style-name="ce85"/>
        <table:table-column table:style-name="co19" table:default-cell-style-name="ce85"/>
        <table:table-column table:style-name="co16" table:number-columns-repeated="2" table:default-cell-style-name="ce85"/>
        <table:table-column table:style-name="co18" table:default-cell-style-name="ce85"/>
        <table:table-column table:style-name="co42" table:default-cell-style-name="ce85"/>
        <table:table-column table:style-name="co43" table:default-cell-style-name="ce85"/>
        <table:table-column table:style-name="co44" table:default-cell-style-name="ce85"/>
        <table:table-column table:style-name="co45" table:number-columns-repeated="2" table:default-cell-style-name="ce85"/>
        <table:table-column table:style-name="co46" table:number-columns-repeated="3" table:default-cell-style-name="ce85"/>
        <table:table-column table:style-name="co47" table:default-cell-style-name="ce85"/>
        <table:table-column table:style-name="co36" table:default-cell-style-name="ce85"/>
        <table:table-column table:style-name="co16"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0">(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10">-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4"> to do with having GOTTEN MY WORK DONE for once. YESSSSS. Anyway. /me has eyes begin closing</text:span></text:p>
            <text:p><text:span text:style-name="T14">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4">“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0">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9">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1">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4">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5">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4">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4">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6">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31">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able:table-cell>
          <table:table-cell table:number-columns-repeated="1008"/>
        </table:table-row>
        <table:table-row table:style-name="ro3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7">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1 NMD200: Apply sitemap design to WordPress</text:p>
            <text:p>- NMD345: Finish mockup</text:p>
          </table:table-cell>
          <table:table-cell table:number-columns-repeated="1008"/>
        </table:table-row>
        <table:table-row table:style-name="ro38">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3">-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35">
          <table:table-cell table:style-name="ce30" office:value-type="date" office:date-value="2018-02-18" calcext:value-type="date">
            <text:p>2018-02-18</text:p>
          </table:table-cell>
          <table:table-cell table:number-columns-repeated="13"/>
          <table:table-cell table:style-name="ce150" office:value-type="string" calcext:value-type="string">
            <text:p>-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39">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
          <table:table-cell table:style-name="ce30" office:value-type="date" office:date-value="2018-02-22" calcext:value-type="date">
            <text:p>2018-02-22</text:p>
          </table:table-cell>
          <table:table-cell table:number-columns-repeated="1023"/>
        </table:table-row>
        <table:table-row table:style-name="ro34">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5"/>
        <table:table-column table:style-name="co24" table:default-cell-style-name="ce231"/>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2">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3">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2">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2">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2">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2">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3">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2">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3">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3">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3">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3">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3">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3">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3">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3">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2">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3">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3">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3">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2">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2">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2">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3">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9">00/00/0000</text:date>, <text:time style:data-style-name="N2" text:time-value="23:26:08.874306434">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9T23:27:14.439227379</dc:date>
    <meta:creation-date>2016-09-05T22:47:24Z</meta:creation-date>
    <meta:editing-cycles>1693</meta:editing-cycles>
    <meta:editing-duration>P36DT19H20M5S</meta:editing-duration>
    <meta:generator>LibreOffice/5.4.2.2.0$Linux_X86_64 LibreOffice_project/40m0$Build-2</meta:generator>
    <meta:document-statistic meta:table-count="4" meta:cell-count="4442" meta:object-count="0"/>
  </office:meta>
</office:document-meta>
</file>